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system-ui, apple-system, BlinkM" svg:font-family="system-ui, apple-system, BlinkM" style:font-family-generic="system"/>
    <style:font-face style:name="source-code-pro, Monaco, Consol" svg:font-family="source-code-pro, Monaco, Consol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system-ui, apple-system, BlinkM" fo:font-weight="bold" style:font-weight-asian="bold" style:font-weight-complex="bold" fo:color="#111111" fo:font-size="10.5pt" style:font-size-asian="10.5pt" fo:language="de" fo:country="DE"/>
    </style:style>
    <style:style style:name="T3" style:parent-style-name="SourceText" style:family="text">
      <style:text-properties style:font-name="source-code-pro, Monaco, Consol" fo:font-weight="bold" style:font-weight-asian="bold" style:font-weight-complex="bold" fo:color="#032F62" fo:font-size="9pt" style:font-size-asian="9pt" fo:language="de" fo:country="DE"/>
    </style:style>
    <style:style style:name="T4" style:parent-style-name="DefaultParagraphFont" style:family="text">
      <style:text-properties style:font-name="system-ui, apple-system, BlinkM" fo:font-weight="bold" style:font-weight-asian="bold" style:font-weight-complex="bold" fo:color="#111111" fo:font-size="10.5pt" style:font-size-asian="10.5pt" fo:language="de" fo:country="DE"/>
    </style:style>
    <style:style style:name="P5" style:parent-style-name="Textbody" style:family="paragraph">
      <style:paragraph-properties fo:margin-bottom="0in"/>
    </style:style>
    <style:style style:name="T6" style:parent-style-name="DefaultParagraphFont" style:family="text">
      <style:text-properties style:font-name="system-ui, apple-system, BlinkM" fo:font-weight="bold" style:font-weight-asian="bold" style:font-weight-complex="bold" fo:color="#111111" fo:font-size="10.5pt" style:font-size-asian="10.5pt" fo:language="de" fo:country="DE"/>
    </style:style>
    <style:style style:name="T7" style:parent-style-name="DefaultParagraphFont" style:family="text">
      <style:text-properties style:font-name="system-ui, apple-system, BlinkM" fo:color="#111111" fo:font-size="10.5pt" style:font-size-asian="10.5pt" fo:language="de" fo:country="DE"/>
    </style:style>
    <style:style style:name="T8" style:parent-style-name="DefaultParagraphFont" style:family="text">
      <style:text-properties style:font-name="system-ui, apple-system, BlinkM" fo:color="#111111" fo:font-size="10.5pt" style:font-size-asian="10.5pt"/>
    </style:style>
    <style:style style:name="T9" style:parent-style-name="DefaultParagraphFont" style:family="text">
      <style:text-properties style:font-name="system-ui, apple-system, BlinkM" fo:color="#111111" fo:font-size="10.5pt" style:font-size-asian="10.5pt"/>
    </style:style>
    <style:style style:name="T10" style:parent-style-name="DefaultParagraphFont" style:family="text">
      <style:text-properties style:font-name="system-ui, apple-system, BlinkM" fo:color="#111111" fo:font-size="10.5pt" style:font-size-asian="10.5pt"/>
    </style:style>
    <style:style style:name="T11" style:parent-style-name="DefaultParagraphFont" style:family="text">
      <style:text-properties style:font-name="system-ui, apple-system, BlinkM" fo:color="#111111" fo:font-size="10.5pt" style:font-size-asian="10.5pt"/>
    </style:style>
    <style:style style:name="T12" style:parent-style-name="DefaultParagraphFont" style:family="text">
      <style:text-properties style:font-name="system-ui, apple-system, BlinkM" fo:color="#111111" fo:font-size="10.5pt" style:font-size-asian="10.5pt"/>
    </style:style>
    <style:style style:name="T13" style:parent-style-name="DefaultParagraphFont" style:family="text">
      <style:text-properties style:font-name="system-ui, apple-system, BlinkM" fo:color="#111111" fo:font-size="10.5pt" style:font-size-asian="10.5pt"/>
    </style:style>
    <style:style style:name="T14" style:parent-style-name="DefaultParagraphFont" style:family="text">
      <style:text-properties style:font-name="system-ui, apple-system, BlinkM" fo:color="#111111" fo:font-size="10.5pt" style:font-size-asian="10.5pt"/>
    </style:style>
    <style:style style:name="T15" style:parent-style-name="DefaultParagraphFont" style:family="text">
      <style:text-properties style:font-name="system-ui, apple-system, BlinkM" fo:color="#111111" fo:font-size="10.5pt" style:font-size-asian="10.5pt"/>
    </style:style>
    <style:style style:name="T16" style:parent-style-name="DefaultParagraphFont" style:family="text">
      <style:text-properties style:font-name="system-ui, apple-system, BlinkM" fo:color="#111111" fo:font-size="10.5pt" style:font-size-asian="10.5pt"/>
    </style:style>
    <style:style style:name="P17" style:parent-style-name="Textbody" style:family="paragraph">
      <style:paragraph-properties fo:margin-bottom="0in"/>
      <style:text-properties style:font-name="system-ui, apple-system, BlinkM" fo:color="#111111" fo:font-size="10.5pt" style:font-size-asian="10.5pt"/>
    </style:style>
    <style:style style:name="P18" style:parent-style-name="Textbody" style:family="paragraph">
      <style:paragraph-properties fo:margin-bottom="0in" fo:line-height="130%"/>
    </style:style>
    <style:style style:name="T19" style:parent-style-name="SourceText" style:family="text">
      <style:text-properties style:font-name="source-code-pro, Monaco, Consol" fo:color="#111111" fo:font-size="9pt" style:font-size-asian="9pt"/>
    </style:style>
    <style:style style:name="T20" style:parent-style-name="SourceText" style:family="text">
      <style:text-properties style:font-name="source-code-pro, Monaco, Consol" fo:color="#111111" fo:font-size="9pt" style:font-size-asian="9pt"/>
    </style:style>
    <style:style style:name="P21" style:parent-style-name="Textbody" style:family="paragraph">
      <style:paragraph-properties fo:margin-bottom="0in"/>
      <style:text-properties style:font-name="system-ui, apple-system, BlinkM" fo:color="#111111" fo:font-size="10.5pt" style:font-size-asian="10.5pt" fo:language="de" fo:country="DE"/>
    </style:style>
    <style:style style:name="P22" style:parent-style-name="Textbody" style:family="paragraph">
      <style:paragraph-properties fo:margin-bottom="0in" fo:line-height="130%"/>
    </style:style>
    <style:style style:name="T23" style:parent-style-name="SourceText" style:family="text">
      <style:text-properties style:font-name="source-code-pro, Monaco, Consol" fo:color="#111111" fo:font-size="9pt" style:font-size-asian="9pt" fo:language="de" fo:country="DE"/>
    </style:style>
    <style:style style:name="P24" style:parent-style-name="Textbody" style:family="paragraph">
      <style:paragraph-properties fo:margin-bottom="0in"/>
      <style:text-properties style:font-name="system-ui, apple-system, BlinkM" fo:color="#111111" fo:font-size="10.5pt" style:font-size-asian="10.5pt" fo:language="de" fo:country="DE"/>
    </style:style>
    <style:style style:name="P25" style:parent-style-name="Textbody" style:family="paragraph">
      <style:paragraph-properties fo:margin-bottom="0in" fo:line-height="130%"/>
    </style:style>
    <style:style style:name="T26" style:parent-style-name="SourceText" style:family="text">
      <style:text-properties style:font-name="source-code-pro, Monaco, Consol" fo:color="#111111" fo:font-size="9pt" style:font-size-asian="9pt" fo:language="de" fo:country="DE"/>
    </style:style>
    <style:style style:name="T27" style:parent-style-name="SourceText" style:family="text">
      <style:text-properties style:font-name="source-code-pro, Monaco, Consol" fo:font-weight="bold" style:font-weight-asian="bold" style:font-weight-complex="bold" fo:color="#111111" fo:font-size="9pt" style:font-size-asian="9pt" fo:language="de" fo:country="DE"/>
    </style:style>
    <style:style style:name="T28" style:parent-style-name="SourceText" style:family="text">
      <style:text-properties style:font-name="source-code-pro, Monaco, Consol" fo:font-weight="bold" style:font-weight-asian="bold" style:font-weight-complex="bold" fo:color="#032F62" fo:font-size="9pt" style:font-size-asian="9pt" fo:language="de" fo:country="DE"/>
    </style:style>
    <style:style style:name="P29" style:parent-style-name="Textbody" style:family="paragraph">
      <style:paragraph-properties fo:margin-bottom="0in"/>
      <style:text-properties style:font-name="system-ui, apple-system, BlinkM" fo:color="#111111" fo:font-size="10.5pt" style:font-size-asian="10.5pt" fo:language="de" fo:country="DE"/>
    </style:style>
    <style:style style:name="P30" style:parent-style-name="Textbody" style:family="paragraph">
      <style:paragraph-properties fo:margin-bottom="0in" fo:line-height="130%"/>
    </style:style>
    <style:style style:name="T31" style:parent-style-name="SourceText" style:family="text">
      <style:text-properties style:font-name="source-code-pro, Monaco, Consol" fo:color="#111111" fo:font-size="9pt" style:font-size-asian="9pt" fo:language="de" fo:country="DE"/>
    </style:style>
    <style:style style:name="T32" style:parent-style-name="SourceText" style:family="text">
      <style:text-properties style:font-name="source-code-pro, Monaco, Consol" fo:color="#032F62" fo:font-size="9pt" style:font-size-asian="9pt" fo:language="de" fo:country="DE"/>
    </style:style>
    <style:style style:name="P33" style:parent-style-name="Textbody" style:family="paragraph">
      <style:paragraph-properties fo:margin-bottom="0in"/>
      <style:text-properties style:font-name="system-ui, apple-system, BlinkM" fo:color="#111111" fo:font-size="10.5pt" style:font-size-asian="10.5pt" fo:language="de" fo:country="DE"/>
    </style:style>
    <style:style style:name="P34" style:parent-style-name="Textbody" style:family="paragraph">
      <style:paragraph-properties fo:margin-bottom="0in" fo:line-height="130%"/>
    </style:style>
    <style:style style:name="T35" style:parent-style-name="SourceText" style:family="text">
      <style:text-properties style:font-name="source-code-pro, Monaco, Consol" fo:color="#111111" fo:font-size="9pt" style:font-size-asian="9pt"/>
    </style:style>
    <style:style style:name="T36" style:parent-style-name="SourceText" style:family="text">
      <style:text-properties style:font-name="Roboto Mono" fo:color="#393F49" fo:font-size="8pt" style:font-size-asian="8pt"/>
    </style:style>
    <style:style style:name="P37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38" style:parent-style-name="SourceText" style:family="text">
      <style:text-properties style:font-name="Roboto Mono" fo:color="#393F49" fo:font-size="8pt" style:font-size-asian="8pt"/>
    </style:style>
    <style:style style:name="P39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40" style:parent-style-name="SourceText" style:family="text">
      <style:text-properties fo:color="#393F49"/>
    </style:style>
    <style:style style:name="T41" style:parent-style-name="SourceText" style:family="text">
      <style:text-properties style:font-name="Roboto Mono" fo:color="#393F49" fo:font-size="8pt" style:font-size-asian="8pt"/>
    </style:style>
    <style:style style:name="P42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43" style:parent-style-name="SourceText" style:family="text">
      <style:text-properties fo:color="#393F49"/>
    </style:style>
    <style:style style:name="T44" style:parent-style-name="SourceText" style:family="text">
      <style:text-properties style:font-name="Roboto Mono" fo:color="#393F49" fo:font-size="8pt" style:font-size-asian="8pt"/>
    </style:style>
    <style:style style:name="P45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46" style:parent-style-name="SourceText" style:family="text">
      <style:text-properties fo:color="#393F49"/>
    </style:style>
    <style:style style:name="T47" style:parent-style-name="SourceText" style:family="text">
      <style:text-properties style:font-name="Roboto Mono" fo:color="#393F49" fo:font-size="8pt" style:font-size-asian="8pt"/>
    </style:style>
    <style:style style:name="P48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49" style:parent-style-name="SourceText" style:family="text">
      <style:text-properties fo:color="#393F49"/>
    </style:style>
    <style:style style:name="T50" style:parent-style-name="SourceText" style:family="text">
      <style:text-properties style:font-name="Roboto Mono" fo:color="#393F49" fo:font-size="8pt" style:font-size-asian="8pt"/>
    </style:style>
    <style:style style:name="P51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52" style:parent-style-name="SourceText" style:family="text">
      <style:text-properties fo:color="#393F49"/>
    </style:style>
    <style:style style:name="T53" style:parent-style-name="SourceText" style:family="text">
      <style:text-properties style:font-name="Roboto Mono" fo:color="#393F49" fo:font-size="8pt" style:font-size-asian="8pt"/>
    </style:style>
    <style:style style:name="P54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55" style:parent-style-name="SourceText" style:family="text">
      <style:text-properties fo:color="#393F49"/>
    </style:style>
    <style:style style:name="T56" style:parent-style-name="SourceText" style:family="text">
      <style:text-properties style:font-name="Roboto Mono" fo:color="#393F49" fo:font-size="8pt" style:font-size-asian="8pt"/>
    </style:style>
    <style:style style:name="P57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58" style:parent-style-name="SourceText" style:family="text">
      <style:text-properties fo:color="#393F49"/>
    </style:style>
    <style:style style:name="T59" style:parent-style-name="SourceText" style:family="text">
      <style:text-properties style:font-name="Roboto Mono" fo:color="#393F49" fo:font-size="8pt" style:font-size-asian="8pt"/>
    </style:style>
    <style:style style:name="P60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61" style:parent-style-name="SourceText" style:family="text">
      <style:text-properties fo:color="#393F49"/>
    </style:style>
    <style:style style:name="T62" style:parent-style-name="SourceText" style:family="text">
      <style:text-properties style:font-name="Roboto Mono" fo:color="#393F49" fo:font-size="8pt" style:font-size-asian="8pt"/>
    </style:style>
    <style:style style:name="T63" style:parent-style-name="SourceText" style:family="text">
      <style:text-properties style:font-name="Roboto Mono" fo:color="#393F49" fo:font-size="8pt" style:font-size-asian="8pt"/>
    </style:style>
    <style:style style:name="P64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65" style:parent-style-name="SourceText" style:family="text">
      <style:text-properties fo:color="#393F49"/>
    </style:style>
    <style:style style:name="T66" style:parent-style-name="SourceText" style:family="text">
      <style:text-properties style:font-name="Roboto Mono" fo:color="#393F49" fo:font-size="8pt" style:font-size-asian="8pt"/>
    </style:style>
    <style:style style:name="P67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68" style:parent-style-name="SourceText" style:family="text">
      <style:text-properties fo:color="#393F49"/>
    </style:style>
    <style:style style:name="T69" style:parent-style-name="SourceText" style:family="text">
      <style:text-properties style:font-name="Roboto Mono" fo:color="#393F49" fo:font-size="8pt" style:font-size-asian="8pt"/>
    </style:style>
    <style:style style:name="P70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71" style:parent-style-name="SourceText" style:family="text">
      <style:text-properties fo:color="#393F49"/>
    </style:style>
    <style:style style:name="T72" style:parent-style-name="SourceText" style:family="text">
      <style:text-properties style:font-name="Roboto Mono" fo:color="#393F49" fo:font-size="8pt" style:font-size-asian="8pt"/>
    </style:style>
    <style:style style:name="P73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74" style:parent-style-name="SourceText" style:family="text">
      <style:text-properties fo:color="#393F49"/>
    </style:style>
    <style:style style:name="T75" style:parent-style-name="SourceText" style:family="text">
      <style:text-properties style:font-name="Roboto Mono" fo:color="#393F49" fo:font-size="8pt" style:font-size-asian="8pt"/>
    </style:style>
    <style:style style:name="P76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77" style:parent-style-name="SourceText" style:family="text">
      <style:text-properties fo:color="#393F49"/>
    </style:style>
    <style:style style:name="T78" style:parent-style-name="SourceText" style:family="text">
      <style:text-properties style:font-name="Roboto Mono" fo:color="#393F49" fo:font-size="8pt" style:font-size-asian="8pt"/>
    </style:style>
    <style:style style:name="P79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80" style:parent-style-name="SourceText" style:family="text">
      <style:text-properties fo:color="#393F49"/>
    </style:style>
    <style:style style:name="T81" style:parent-style-name="SourceText" style:family="text">
      <style:text-properties style:font-name="Roboto Mono" fo:color="#393F49" fo:font-size="8pt" style:font-size-asian="8pt"/>
    </style:style>
    <style:style style:name="P82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83" style:parent-style-name="SourceText" style:family="text">
      <style:text-properties fo:color="#393F49"/>
    </style:style>
    <style:style style:name="T84" style:parent-style-name="SourceText" style:family="text">
      <style:text-properties style:font-name="Roboto Mono" fo:color="#393F49" fo:font-size="8pt" style:font-size-asian="8pt"/>
    </style:style>
    <style:style style:name="P85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86" style:parent-style-name="SourceText" style:family="text">
      <style:text-properties fo:color="#393F49"/>
    </style:style>
    <style:style style:name="T87" style:parent-style-name="SourceText" style:family="text">
      <style:text-properties style:font-name="Roboto Mono" fo:color="#393F49" fo:font-size="8pt" style:font-size-asian="8pt"/>
    </style:style>
    <style:style style:name="P88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89" style:parent-style-name="SourceText" style:family="text">
      <style:text-properties fo:color="#393F49"/>
    </style:style>
    <style:style style:name="T90" style:parent-style-name="SourceText" style:family="text">
      <style:text-properties style:font-name="Roboto Mono" fo:color="#393F49" fo:font-size="8pt" style:font-size-asian="8pt" fo:language="de" fo:country="DE"/>
    </style:style>
    <style:style style:name="P91" style:parent-style-name="PreformattedText" style:family="paragraph">
      <style:paragraph-properties fo:border-top="0.0034in solid #E1E2E6" fo:border-left="0.0034in solid #E1E2E6" fo:border-bottom="0.0034in solid #E1E2E6" fo:border-right="none" fo:padding-top="0.1666in" fo:padding-left="0.1666in" fo:padding-bottom="0.1666in" fo:padding-right="0in" style:shadow="none" fo:line-height="175%" fo:background-color="#F9F9FA"/>
    </style:style>
    <style:style style:name="T92" style:parent-style-name="SourceText" style:family="text">
      <style:text-properties fo:color="#393F49" fo:language="de" fo:country="DE"/>
    </style:style>
    <style:style style:name="T93" style:parent-style-name="SourceText" style:family="text">
      <style:text-properties style:font-name="Roboto Mono" fo:color="#393F49" fo:font-size="8pt" style:font-size-asian="8pt" fo:language="de" fo:country="DE"/>
    </style:style>
    <style:style style:name="P94" style:parent-style-name="Standard" style:family="paragraph">
      <style:text-properties fo:language="de" fo:country="DE"/>
    </style:style>
    <style:style style:name="P95" style:parent-style-name="Textbody" style:family="paragraph">
      <style:paragraph-properties fo:margin-bottom="0in"/>
      <style:text-properties style:font-name="system-ui, apple-system, BlinkM" fo:color="#111111" fo:font-size="10.5pt" style:font-size-asian="10.5pt" fo:language="de" fo:country="DE"/>
    </style:style>
    <style:style style:name="P96" style:parent-style-name="Textbody" style:family="paragraph">
      <style:paragraph-properties fo:margin-bottom="0in" fo:line-height="130%"/>
    </style:style>
    <style:style style:name="T97" style:parent-style-name="SourceText" style:family="text">
      <style:text-properties style:font-name="source-code-pro, Monaco, Consol" fo:color="#111111" fo:font-size="9pt" style:font-size-asian="9pt" fo:language="de" fo:country="DE"/>
    </style:style>
    <style:style style:name="P98" style:parent-style-name="Textbody" style:family="paragraph">
      <style:paragraph-properties fo:margin-bottom="0in"/>
    </style:style>
    <style:style style:name="T99" style:parent-style-name="DefaultParagraphFont" style:family="text">
      <style:text-properties style:font-name="system-ui, apple-system, BlinkM" fo:color="#111111" fo:font-size="10.5pt" style:font-size-asian="10.5pt" fo:language="de" fo:country="DE"/>
    </style:style>
    <style:style style:name="T100" style:parent-style-name="DefaultParagraphFont" style:family="text">
      <style:text-properties style:font-name="system-ui, apple-system, BlinkM" fo:font-weight="bold" style:font-weight-asian="bold" fo:color="#111111" fo:font-size="10.5pt" style:font-size-asian="10.5pt" fo:language="de" fo:country="DE"/>
    </style:style>
    <style:style style:name="T101" style:parent-style-name="SourceText" style:family="text">
      <style:text-properties style:font-name="source-code-pro, Monaco, Consol" fo:color="#032F62" fo:font-size="9pt" style:font-size-asian="9pt" fo:language="de" fo:country="DE"/>
    </style:style>
    <style:style style:name="T102" style:parent-style-name="DefaultParagraphFont" style:family="text">
      <style:text-properties style:font-name="system-ui, apple-system, BlinkM" fo:font-weight="bold" style:font-weight-asian="bold" fo:color="#111111" fo:font-size="10.5pt" style:font-size-asian="10.5pt" fo:language="de" fo:country="DE"/>
    </style:style>
    <style:style style:name="T103" style:parent-style-name="DefaultParagraphFont" style:family="text">
      <style:text-properties style:font-name="system-ui, apple-system, BlinkM" fo:color="#111111" fo:font-size="10.5pt" style:font-size-asian="10.5pt" fo:language="de" fo:country="DE"/>
    </style:style>
  </office:automatic-styles>
  <office:body>
    <office:text text:use-soft-page-breaks="true">
      <text:p text:style-name="P1"><text:span text:style-name="T2">Es gibt bei<text:s/></text:span><text:span text:style-name="T3">linuxserver<text:s/></text:span><text:span text:style-name="T4">viele Einstellungen, Infos usw. aber hier erstmal wie ich es installiert habe.</text:span></text:p>
      <text:p text:style-name="P5"><text:span text:style-name="T6">Den Container habe ich so eingerichtet…</text:span><text:span text:style-name="T7"><text:line-break/></text:span><text:span text:style-name="T8">Ubuntu 22.04.2 LTS</text:span><text:span text:style-name="T9"><text:line-break/></text:span><text:span text:style-name="T10">1 CPU</text:span><text:span text:style-name="T11"><text:line-break/></text:span><text:span text:style-name="T12">1024 MB Ram</text:span><text:span text:style-name="T13"><text:line-break/></text:span><text:span text:style-name="T14">512 Cache</text:span><text:span text:style-name="T15"><text:line-break/></text:span><text:span text:style-name="T16">8GB HDD</text:span></text:p>
      <text:p text:style-name="P17">+++ Update Ubuntu +++</text:p>
      <text:p text:style-name="P18"><text:span text:style-name="T19">apt update &amp;&amp;<text:s/></text:span><text:span text:style-name="T20">apt dist-upgrade -y &amp;&amp; apt autoremove &amp;&amp; apt autoclean -y</text:span></text:p>
      <text:p text:style-name="P21">+++ Docker Installation +++</text:p>
      <text:p text:style-name="P22"><text:span text:style-name="T23">apt install docker.io docker-compose -y</text:span></text:p>
      <text:p text:style-name="P24">+++ Ordner erstellen +++</text:p>
      <text:p text:style-name="P25"><text:span text:style-name="T26">mkdir /</text:span><text:span text:style-name="T27"><text:s/></text:span><text:span text:style-name="T28">linuxserver</text:span></text:p>
      <text:p text:style-name="P29">+++ In den Ordner wechseln +++</text:p>
      <text:p text:style-name="P30"><text:span text:style-name="T31">cd /<text:s/></text:span><text:span text:style-name="T32">linuxserver</text:span></text:p>
      <text:p text:style-name="P33">+++ Erstelle die docker-compose Datei +++</text:p>
      <text:p text:style-name="P34"><text:span text:style-name="T35">nano docker-compose.yml</text:span></text:p>
      <text:p text:style-name="PreformattedText"><text:span text:style-name="T36">version: "2.1"</text:span></text:p>
      <text:p text:style-name="P37"><text:span text:style-name="T38">services:</text:span></text:p>
      <text:p text:style-name="P39"><text:span text:style-name="T40"><text:s text:c="2"/></text:span><text:span text:style-name="T41">code-server:</text:span></text:p>
      <text:p text:style-name="P42"><text:span text:style-name="T43"><text:s text:c="4"/></text:span><text:span text:style-name="T44">image: lscr.io/linuxserver/code-server:latest</text:span></text:p>
      <text:p text:style-name="P45"><text:span text:style-name="T46"><text:s text:c="4"/></text:span><text:span text:style-name="T47">container_name: code-server</text:span></text:p>
      <text:p text:style-name="P48"><text:span text:style-name="T49"><text:s text:c="4"/></text:span><text:span text:style-name="T50">environment:</text:span></text:p>
      <text:p text:style-name="P51"><text:span text:style-name="T52"><text:s text:c="6"/></text:span><text:span text:style-name="T53">- PUID=1000</text:span></text:p>
      <text:p text:style-name="P54"><text:span text:style-name="T55"><text:s text:c="6"/></text:span><text:span text:style-name="T56">- PGID=1000</text:span></text:p>
      <text:p text:style-name="P57"><text:span text:style-name="T58"><text:s text:c="6"/></text:span><text:span text:style-name="T59">- TZ=Etc/UTC</text:span></text:p>
      <text:p text:style-name="P60"><text:span text:style-name="T61"><text:s text:c="6"/></text:span><text:span text:style-name="T62">- PASSWORD=</text:span><text:span text:style-name="T63">Iloveyou11 #optional</text:span></text:p>
      <text:p text:style-name="P64"><text:span text:style-name="T65"><text:s text:c="6"/></text:span><text:span text:style-name="T66">- HASHED_PASSWORD= #optional</text:span></text:p>
      <text:p text:style-name="P67"><text:span text:style-name="T68"><text:s text:c="6"/></text:span><text:span text:style-name="T69">- SUDO_PASSWORD=Iloveyou11#optional</text:span></text:p>
      <text:p text:style-name="P70"><text:span text:style-name="T71"><text:s text:c="6"/></text:span><text:span text:style-name="T72">- SUDO_PASSWORD_HASH= #optional</text:span></text:p>
      <text:p text:style-name="P73"><text:span text:style-name="T74"><text:s text:c="6"/></text:span><text:span text:style-name="T75">- PROXY_DOMAIN=code-server.my.domain #optional</text:span></text:p>
      <text:p text:style-name="P76"><text:span text:style-name="T77"><text:s text:c="6"/></text:span><text:span text:style-name="T78">- DEFAULT_WORKSPACE=/config/workspace #optional</text:span></text:p>
      <text:p text:style-name="P79"><text:span text:style-name="T80"><text:s text:c="4"/></text:span><text:span text:style-name="T81">volumes:</text:span></text:p>
      <text:p text:style-name="P82"><text:span text:style-name="T83"><text:s text:c="6"/></text:span><text:span text:style-name="T84">- /path/to/appdata/config:/config</text:span></text:p>
      <text:p text:style-name="P85"><text:span text:style-name="T86"><text:s text:c="4"/></text:span><text:span text:style-name="T87">ports:</text:span></text:p>
      <text:p text:style-name="P88"><text:span text:style-name="T89"><text:s text:c="6"/></text:span><text:span text:style-name="T90">- 8443:8443</text:span></text:p>
      <text:p text:style-name="P91"><text:span text:style-name="T92"><text:s text:c="4"/></text:span><text:span text:style-name="T93">restart: unless-stopped</text:span></text:p>
      <text:p text:style-name="P94"/>
      <text:p text:style-name="P95">+++ Ausführen der docker-compose Datei +++</text:p>
      <text:p text:style-name="P96"><text:span text:style-name="T97">docker-compose up -d</text:span></text:p>
      <text:p text:style-name="P98"><text:span text:style-name="T99">Wie üblich wird diese dann mit </text:span><text:a xlink:href="http://ipadressecontainer:8080/" office:target-frame-name="_top" xlink:show="replace"><text:span text:style-name="T100">http://</text:span><text:span text:style-name="T101">linuxserver.local</text:span><text:span text:style-name="T102">:8080</text:span></text:a><text:span text:style-name="T103"> aufgeruf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system-ui, apple-system, BlinkM" svg:font-family="system-ui, apple-system, BlinkM" style:font-family-generic="system"/>
    <style:font-face style:name="source-code-pro, Monaco, Consol" svg:font-family="source-code-pro, Monaco, Consol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hdi Fadaei</dc:creator>
    <meta:creation-date>2023-07-22T09:32:00Z</meta:creation-date>
    <dc:date>2023-11-08T13:55:00Z</dc:date>
    <meta:template xlink:href="Normal.dotm" xlink:type="simple"/>
    <meta:editing-cycles>3</meta:editing-cycles>
    <meta:editing-duration>PT0S</meta:editing-duration>
    <meta:document-statistic meta:page-count="1" meta:paragraph-count="2" meta:word-count="189" meta:character-count="1269" meta:row-count="9" meta:non-whitespace-character-count="1082"/>
  </office:meta>
</office:document-meta>
</file>